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list-style-name="L2">
      <style:text-properties officeooo:paragraph-rsid="00108b9c"/>
    </style:style>
    <style:style style:name="P2" style:family="paragraph" style:parent-style-name="Preformatted_20_Text" style:list-style-name="L2">
      <style:text-properties style:text-underline-style="none" officeooo:rsid="000fd2bc" officeooo:paragraph-rsid="000fd2bc"/>
    </style:style>
    <style:style style:name="P3" style:family="paragraph" style:parent-style-name="Preformatted_20_Text">
      <style:text-properties officeooo:paragraph-rsid="00108b9c"/>
    </style:style>
    <style:style style:name="P4" style:family="paragraph" style:parent-style-name="Preformatted_20_Text" style:list-style-name="L4">
      <style:text-properties officeooo:paragraph-rsid="00108b9c"/>
    </style:style>
    <style:style style:name="P5" style:family="paragraph" style:parent-style-name="Preformatted_20_Text" style:list-style-name="L12">
      <style:text-properties officeooo:paragraph-rsid="00123108"/>
    </style:style>
    <style:style style:name="P6" style:family="paragraph" style:parent-style-name="Preformatted_20_Text" style:list-style-name="L12">
      <style:text-properties officeooo:paragraph-rsid="00108b9c"/>
    </style:style>
    <style:style style:name="P7" style:family="paragraph" style:parent-style-name="Preformatted_20_Text">
      <style:text-properties fo:color="#990099" officeooo:paragraph-rsid="0019dcae"/>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list-style-name="L5" style:master-page-name="">
      <style:paragraph-properties fo:margin-left="2.499cm" fo:margin-right="0cm" fo:margin-top="0cm" fo:margin-bottom="0cm" style:contextual-spacing="false" fo:text-indent="-0.7cm" style:auto-text-indent="false" style:page-number="auto"/>
      <style:text-properties officeooo:paragraph-rsid="00108b9c"/>
    </style:style>
    <style:style style:name="P10" style:family="paragraph" style:parent-style-name="Preformatted_20_Text" style:list-style-name="L5" style:master-page-name="">
      <style:paragraph-properties fo:margin-left="2.499cm" fo:margin-right="0cm" fo:margin-top="0cm" fo:margin-bottom="0cm" style:contextual-spacing="false" fo:text-indent="-0.7cm" style:auto-text-indent="false" style:page-number="auto"/>
      <style:text-properties officeooo:paragraph-rsid="00123108"/>
    </style:style>
    <style:style style:name="P11" style:family="paragraph" style:parent-style-name="Preformatted_20_Text" style:master-page-name="">
      <style:paragraph-properties fo:margin-top="0cm" fo:margin-bottom="0cm" style:contextual-spacing="false" style:page-number="auto">
        <style:tab-stops>
          <style:tab-stop style:position="-0.706cm"/>
        </style:tab-stops>
      </style:paragraph-properties>
      <style:text-properties officeooo:paragraph-rsid="00136cf1"/>
    </style:style>
    <style:style style:name="P12" style:family="paragraph" style:parent-style-name="Preformatted_20_Text">
      <style:paragraph-properties fo:margin-top="0cm" fo:margin-bottom="0cm" style:contextual-spacing="false">
        <style:tab-stops>
          <style:tab-stop style:position="-0.706cm"/>
        </style:tab-stops>
      </style:paragraph-properties>
      <style:text-properties officeooo:paragraph-rsid="00136cf1"/>
    </style:style>
    <style:style style:name="P13" style:family="paragraph" style:parent-style-name="Preformatted_20_Text">
      <style:paragraph-properties fo:margin-top="0cm" fo:margin-bottom="0cm" style:contextual-spacing="false">
        <style:tab-stops>
          <style:tab-stop style:position="-0.706cm"/>
        </style:tab-stops>
      </style:paragraph-properties>
      <style:text-properties officeooo:paragraph-rsid="00136cf1"/>
    </style:style>
    <style:style style:name="P14" style:family="paragraph" style:parent-style-name="Preformatted_20_Text" style:list-style-name="L18">
      <style:paragraph-properties fo:margin-top="0cm" fo:margin-bottom="0cm" style:contextual-spacing="false">
        <style:tab-stops>
          <style:tab-stop style:position="-0.706cm"/>
        </style:tab-stops>
      </style:paragraph-properties>
      <style:text-properties officeooo:paragraph-rsid="00153b53"/>
    </style:style>
    <style:style style:name="P15" style:family="paragraph" style:parent-style-name="Preformatted_20_Text">
      <style:paragraph-properties fo:margin-top="0cm" fo:margin-bottom="0cm" style:contextual-spacing="false">
        <style:tab-stops>
          <style:tab-stop style:position="-0.706cm"/>
        </style:tab-stops>
      </style:paragraph-properties>
      <style:text-properties officeooo:paragraph-rsid="00153b53"/>
    </style:style>
    <style:style style:name="P16" style:family="paragraph" style:parent-style-name="Preformatted_20_Text">
      <style:paragraph-properties fo:margin-top="0cm" fo:margin-bottom="0cm" style:contextual-spacing="false">
        <style:tab-stops>
          <style:tab-stop style:position="-0.706cm"/>
        </style:tab-stops>
      </style:paragraph-properties>
      <style:text-properties officeooo:paragraph-rsid="0019dcae"/>
    </style:style>
    <style:style style:name="P17" style:family="paragraph" style:parent-style-name="Preformatted_20_Text">
      <style:paragraph-properties fo:margin-top="0cm" fo:margin-bottom="0cm" style:contextual-spacing="false">
        <style:tab-stops>
          <style:tab-stop style:position="-0.706cm"/>
        </style:tab-stops>
      </style:paragraph-properties>
      <style:text-properties officeooo:rsid="00153b53" officeooo:paragraph-rsid="00153b53"/>
    </style:style>
    <style:style style:name="P18" style:family="paragraph" style:parent-style-name="Preformatted_20_Text">
      <style:paragraph-properties fo:margin-top="0cm" fo:margin-bottom="0cm" style:contextual-spacing="false">
        <style:tab-stops>
          <style:tab-stop style:position="-0.706cm"/>
        </style:tab-stops>
      </style:paragraph-properties>
      <style:text-properties fo:color="#990099" officeooo:paragraph-rsid="0019dcae"/>
    </style:style>
    <style:style style:name="P19" style:family="paragraph" style:parent-style-name="Preformatted_20_Text" style:list-style-name="L1">
      <style:paragraph-properties fo:margin-top="0cm" fo:margin-bottom="0cm" style:contextual-spacing="false">
        <style:tab-stops>
          <style:tab-stop style:position="-0.706cm"/>
          <style:tab-stop style:position="1.61cm"/>
          <style:tab-stop style:position="2.205cm"/>
        </style:tab-stops>
      </style:paragraph-properties>
      <style:text-properties officeooo:paragraph-rsid="001e21be"/>
    </style:style>
    <style:style style:name="P20" style:family="paragraph" style:parent-style-name="Preformatted_20_Text">
      <style:paragraph-properties fo:margin-top="0cm" fo:margin-bottom="0cm" style:contextual-spacing="false">
        <style:tab-stops>
          <style:tab-stop style:position="-0.706cm"/>
          <style:tab-stop style:position="1.61cm"/>
          <style:tab-stop style:position="2.205cm"/>
        </style:tab-stops>
      </style:paragraph-properties>
      <style:text-properties officeooo:paragraph-rsid="001e21be"/>
    </style:style>
    <style:style style:name="P21" style:family="paragraph" style:parent-style-name="Preformatted_20_Text" style:list-style-name="L17">
      <style:paragraph-properties fo:margin-left="2cm" fo:margin-right="0cm" fo:margin-top="0cm" fo:margin-bottom="0cm" style:contextual-spacing="false" fo:text-indent="-1.3cm" style:auto-text-indent="false">
        <style:tab-stops>
          <style:tab-stop style:position="-0.706cm"/>
        </style:tab-stops>
      </style:paragraph-properties>
      <style:text-properties officeooo:paragraph-rsid="00136cf1"/>
    </style:style>
    <style:style style:name="P22" style:family="paragraph" style:parent-style-name="Preformatted_20_Text" style:list-style-name="L21" style:master-page-name="">
      <style:paragraph-properties fo:margin-left="2.401cm" fo:margin-right="0cm" fo:margin-top="0cm" fo:margin-bottom="0cm" style:contextual-spacing="false" fo:text-indent="-0.6cm" style:auto-text-indent="false" style:page-number="auto">
        <style:tab-stops>
          <style:tab-stop style:position="-0.706cm"/>
          <style:tab-stop style:position="1.499cm"/>
          <style:tab-stop style:position="2.205cm"/>
        </style:tab-stops>
      </style:paragraph-properties>
      <style:text-properties officeooo:paragraph-rsid="001e21be"/>
    </style:style>
    <style:style style:name="P23" style:family="paragraph" style:parent-style-name="Preformatted_20_Text">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paragraph-rsid="001e21be"/>
    </style:style>
    <style:style style:name="P24" style:family="paragraph" style:parent-style-name="Preformatted_20_Text">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rsid="0026ff87" officeooo:paragraph-rsid="0026ff87"/>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text-properties style:text-underline-style="none"/>
    </style:style>
    <style:style style:name="P27" style:family="paragraph" style:parent-style-name="Standard" style:list-style-name="L1">
      <style:text-properties style:text-underline-style="none"/>
    </style:style>
    <style:style style:name="P28" style:family="paragraph" style:parent-style-name="Standard">
      <style:text-properties style:text-underline-style="none" fo:font-weight="bold" style:font-weight-asian="bold" style:font-weight-complex="bold"/>
    </style:style>
    <style:style style:name="P29" style:family="paragraph" style:parent-style-name="Standard">
      <style:text-properties style:text-underline-style="none" officeooo:rsid="000fd2bc" officeooo:paragraph-rsid="000fd2bc"/>
    </style:style>
    <style:style style:name="P30" style:family="paragraph" style:parent-style-name="Standard" style:list-style-name="L2">
      <style:text-properties style:text-underline-style="none" officeooo:rsid="000fd2bc" officeooo:paragraph-rsid="000fd2bc"/>
    </style:style>
    <style:style style:name="P31" style:family="paragraph" style:parent-style-name="Standard" style:list-style-name="L2">
      <style:text-properties officeooo:paragraph-rsid="00108b9c"/>
    </style:style>
    <style:style style:name="P32" style:family="paragraph" style:parent-style-name="Standard" style:list-style-name="L1">
      <style:paragraph-properties fo:margin-top="0cm" fo:margin-bottom="0cm" style:contextual-spacing="false">
        <style:tab-stops>
          <style:tab-stop style:position="-0.706cm"/>
        </style:tab-stops>
      </style:paragraph-properties>
      <style:text-properties fo:color="#000000" officeooo:paragraph-rsid="001e21be"/>
    </style:style>
    <style:style style:name="P33" style:family="paragraph" style:parent-style-name="Standard" style:list-style-name="L23">
      <style:paragraph-properties fo:margin-top="0cm" fo:margin-bottom="0cm" style:contextual-spacing="false" fo:text-align="start" style:justify-single-word="false">
        <style:tab-stops>
          <style:tab-stop style:position="-0.706cm"/>
          <style:tab-stop style:position="1.499cm"/>
          <style:tab-stop style:position="2.205cm"/>
        </style:tab-stops>
      </style:paragraph-properties>
      <style:text-properties fo:color="#000000" fo:font-size="12pt" style:text-underline-style="none" fo:font-weight="normal" officeooo:rsid="003145f4" officeooo:paragraph-rsid="003145f4" style:font-size-asian="10.5pt" style:font-weight-asian="normal" style:font-size-complex="12pt" style:font-weight-complex="normal"/>
    </style:style>
    <style:style style:name="P34" style:family="paragraph" style:parent-style-name="Standard" style:list-style-name="L1" style:master-page-name="">
      <style:paragraph-properties fo:margin-left="0cm" fo:margin-right="0cm" fo:margin-top="0cm" fo:margin-bottom="0cm" style:contextual-spacing="false" fo:text-indent="-0.6cm" style:auto-text-indent="false" style:page-number="auto">
        <style:tab-stops>
          <style:tab-stop style:position="-0.706cm"/>
        </style:tab-stops>
      </style:paragraph-properties>
      <style:text-properties fo:color="#000000" style:text-underline-style="solid" style:text-underline-width="auto" style:text-underline-color="font-color" fo:font-weight="bold" officeooo:paragraph-rsid="001e21be" style:font-weight-asian="bold" style:font-weight-complex="bold"/>
    </style:style>
    <style:style style:name="P35" style:family="paragraph" style:parent-style-name="Standard" style:list-style-name="L1">
      <style:paragraph-properties fo:margin-left="0cm" fo:margin-right="0cm" fo:margin-top="0cm" fo:margin-bottom="0cm" style:contextual-spacing="false" fo:text-indent="1cm" style:auto-text-indent="false">
        <style:tab-stops>
          <style:tab-stop style:position="-0.706cm"/>
          <style:tab-stop style:position="1.61cm"/>
        </style:tab-stops>
      </style:paragraph-properties>
      <style:text-properties fo:color="#000000" style:text-underline-style="none" fo:font-weight="normal" officeooo:paragraph-rsid="001e21be" style:font-weight-asian="normal" style:font-weight-complex="normal"/>
    </style:style>
    <style:style style:name="P36" style:family="paragraph" style:parent-style-name="Standard" style:list-style-name="L1">
      <style:paragraph-properties fo:margin-left="0cm" fo:margin-right="0cm" fo:margin-top="0cm" fo:margin-bottom="0cm" style:contextual-spacing="false" fo:text-indent="1cm" style:auto-text-indent="false">
        <style:tab-stops>
          <style:tab-stop style:position="-0.706cm"/>
          <style:tab-stop style:position="1.61cm"/>
        </style:tab-stops>
      </style:paragraph-properties>
      <style:text-properties fo:color="#000000" style:text-underline-style="none" fo:font-weight="normal" officeooo:paragraph-rsid="001e21be" style:font-weight-asian="normal" style:font-weight-complex="normal"/>
    </style:style>
    <style:style style:name="P37" style:family="paragraph" style:parent-style-name="Standard">
      <style:paragraph-properties fo:margin-left="0cm" fo:margin-right="0cm" fo:margin-top="0cm" fo:margin-bottom="0cm" style:contextual-spacing="false" fo:text-indent="1cm" style:auto-text-indent="false">
        <style:tab-stops>
          <style:tab-stop style:position="-0.706cm"/>
          <style:tab-stop style:position="1.61cm"/>
        </style:tab-stops>
      </style:paragraph-properties>
      <style:text-properties fo:color="#000000" style:text-underline-style="none" fo:font-weight="normal" officeooo:paragraph-rsid="001e21be" style:font-weight-asian="normal" style:font-weight-complex="normal"/>
    </style:style>
    <style:style style:name="P38" style:family="paragraph" style:parent-style-name="Standard" style:list-style-name="L1">
      <style:paragraph-properties fo:margin-left="0cm" fo:margin-right="0cm" fo:margin-top="0cm" fo:margin-bottom="0cm" style:contextual-spacing="false" fo:text-align="center" style:justify-single-word="false" fo:text-indent="0cm" style:auto-text-indent="false">
        <style:tab-stops>
          <style:tab-stop style:position="-0.706cm"/>
          <style:tab-stop style:position="1.499cm"/>
          <style:tab-stop style:position="2.205cm"/>
        </style:tab-stops>
      </style:paragraph-properties>
      <style:text-properties fo:color="#0000cc" fo:font-size="14pt" style:text-underline-style="solid" style:text-underline-width="auto" style:text-underline-color="font-color" fo:font-weight="bold" officeooo:rsid="003145f4" officeooo:paragraph-rsid="003145f4" style:font-size-asian="14pt" style:font-weight-asian="bold" style:font-size-complex="14pt" style:font-weight-complex="bold"/>
    </style:style>
    <style:style style:name="P39" style:family="paragraph" style:parent-style-name="Standard" style:list-style-name="L1" style:master-page-name="">
      <style:paragraph-properties fo:margin-left="0cm" fo:margin-right="0cm" fo:margin-top="0cm" fo:margin-bottom="0cm" style:contextual-spacing="false" fo:text-indent="0.499cm" style:auto-text-indent="false" style:page-number="auto">
        <style:tab-stops>
          <style:tab-stop style:position="-0.706cm"/>
          <style:tab-stop style:position="1.102cm"/>
        </style:tab-stops>
      </style:paragraph-properties>
      <style:text-properties fo:color="#000000" style:text-underline-style="none" fo:font-weight="normal" officeooo:paragraph-rsid="001e21be" style:font-weight-asian="normal" style:font-weight-complex="normal"/>
    </style:style>
    <style:style style:name="P40" style:family="paragraph" style:parent-style-name="Standard" style:list-style-name="L1">
      <style:paragraph-properties fo:margin-left="0cm" fo:margin-right="0cm" fo:margin-top="0cm" fo:margin-bottom="0cm" style:contextual-spacing="false" fo:text-indent="1.7cm" style:auto-text-indent="false">
        <style:tab-stops>
          <style:tab-stop style:position="-0.706cm"/>
          <style:tab-stop style:position="1.61cm"/>
          <style:tab-stop style:position="2.205cm"/>
        </style:tab-stops>
      </style:paragraph-properties>
      <style:text-properties fo:color="#000000" style:text-underline-style="none" fo:font-weight="normal" officeooo:paragraph-rsid="001e21be" style:font-weight-asian="normal" style:font-weight-complex="normal"/>
    </style:style>
    <style:style style:name="P41" style:family="paragraph" style:parent-style-name="Standard" style:list-style-name="L1" style:master-page-name="">
      <style:paragraph-properties fo:margin-left="0cm" fo:margin-right="0cm" fo:margin-top="0cm" fo:margin-bottom="0cm" style:contextual-spacing="false" fo:text-indent="0.6cm" style:auto-text-indent="false" style:page-number="auto">
        <style:tab-stops>
          <style:tab-stop style:position="-0.706cm"/>
          <style:tab-stop style:position="1.302cm"/>
        </style:tab-stops>
      </style:paragraph-properties>
      <style:text-properties fo:color="#000000" style:text-underline-style="none" fo:font-weight="normal" officeooo:paragraph-rsid="001e21be" style:font-weight-asian="normal" style:font-weight-complex="normal"/>
    </style:style>
    <style:style style:name="P42" style:family="paragraph" style:parent-style-name="Heading_20_2">
      <style:text-properties officeooo:paragraph-rsid="00108b9c"/>
    </style:style>
    <style:style style:name="P43" style:family="paragraph" style:parent-style-name="Heading_20_2">
      <style:paragraph-properties fo:margin-top="0cm" fo:margin-bottom="0cm" style:contextual-spacing="false">
        <style:tab-stops>
          <style:tab-stop style:position="-0.706cm"/>
        </style:tab-stops>
      </style:paragraph-properties>
      <style:text-properties officeooo:rsid="00153b53" officeooo:paragraph-rsid="00153b53"/>
    </style:style>
    <style:style style:name="P44" style:family="paragraph" style:parent-style-name="Heading_20_2">
      <style:paragraph-properties fo:margin-top="0cm" fo:margin-bottom="0cm" style:contextual-spacing="false">
        <style:tab-stops>
          <style:tab-stop style:position="-0.706cm"/>
        </style:tab-stops>
      </style:paragraph-properties>
      <style:text-properties fo:color="#6666ff" officeooo:rsid="00153b53" officeooo:paragraph-rsid="00153b53"/>
    </style:style>
    <style:style style:name="P45" style:family="paragraph" style:parent-style-name="Heading_20_2" style:list-style-name="L1">
      <style:paragraph-properties fo:margin-left="0cm" fo:margin-right="0cm" fo:margin-top="0cm" fo:margin-bottom="0cm" style:contextual-spacing="false" fo:text-indent="0.6cm" style:auto-text-indent="false">
        <style:tab-stops>
          <style:tab-stop style:position="-0.706cm"/>
          <style:tab-stop style:position="1.61cm"/>
        </style:tab-stops>
      </style:paragraph-properties>
      <style:text-properties fo:color="#000000" style:text-underline-style="none" fo:font-weight="normal" officeooo:paragraph-rsid="001e21be" style:font-weight-asian="normal" style:font-weight-complex="normal"/>
    </style:style>
    <style:style style:name="P46" style:family="paragraph" style:parent-style-name="Text_20_body" style:list-style-name="L12">
      <style:text-properties officeooo:paragraph-rsid="00108b9c"/>
    </style:style>
    <style:style style:name="P47" style:family="paragraph" style:parent-style-name="Text_20_body" style:list-style-name="L19">
      <style:paragraph-properties fo:margin-top="0cm" fo:margin-bottom="0cm" style:contextual-spacing="false">
        <style:tab-stops>
          <style:tab-stop style:position="-0.706cm"/>
        </style:tab-stops>
      </style:paragraph-properties>
      <style:text-properties fo:color="#000000" officeooo:rsid="00153b53" officeooo:paragraph-rsid="00153b53"/>
    </style:style>
    <style:style style:name="P48" style:family="paragraph" style:parent-style-name="Text_20_body">
      <style:paragraph-properties fo:margin-top="0cm" fo:margin-bottom="0cm" style:contextual-spacing="false">
        <style:tab-stops>
          <style:tab-stop style:position="-0.706cm"/>
        </style:tab-stops>
      </style:paragraph-properties>
      <style:text-properties fo:color="#000000" officeooo:rsid="00153b53" officeooo:paragraph-rsid="00153b53"/>
    </style:style>
    <style:style style:name="P49" style:family="paragraph" style:parent-style-name="Text_20_body" style:list-style-name="L1">
      <style:paragraph-properties fo:margin-top="0cm" fo:margin-bottom="0cm" style:contextual-spacing="false">
        <style:tab-stops>
          <style:tab-stop style:position="-0.706cm"/>
          <style:tab-stop style:position="1.61cm"/>
          <style:tab-stop style:position="2.205cm"/>
        </style:tab-stops>
      </style:paragraph-properties>
      <style:text-properties officeooo:paragraph-rsid="001e21be"/>
    </style:style>
    <style:style style:name="P50" style:family="paragraph" style:parent-style-name="Text_20_body">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paragraph-rsid="0026ff87"/>
    </style:style>
    <style:style style:name="P51" style:family="paragraph" style:parent-style-name="Text_20_body">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rsid="0026ff87" officeooo:paragraph-rsid="0026ff87"/>
    </style:style>
    <style:style style:name="P52" style:family="paragraph" style:parent-style-name="Text_20_body">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rsid="002d9e79" officeooo:paragraph-rsid="002d9e79"/>
    </style:style>
    <style:style style:name="P53" style:family="paragraph" style:parent-style-name="Text_20_body">
      <style:paragraph-properties fo:margin-left="0cm" fo:margin-right="0cm" fo:margin-top="0cm" fo:margin-bottom="0cm" style:contextual-spacing="false" fo:text-indent="0cm" style:auto-text-indent="false">
        <style:tab-stops>
          <style:tab-stop style:position="-0.706cm"/>
          <style:tab-stop style:position="1.302cm"/>
          <style:tab-stop style:position="1.896cm"/>
        </style:tab-stops>
      </style:paragraph-properties>
      <style:text-properties officeooo:paragraph-rsid="002d9e79"/>
    </style:style>
    <style:style style:name="P54" style:family="paragraph" style:parent-style-name="Text_20_body">
      <style:paragraph-properties fo:margin-left="0cm" fo:margin-right="0cm" fo:margin-top="0cm" fo:margin-bottom="0cm" style:contextual-spacing="false" fo:text-indent="0cm" style:auto-text-indent="false">
        <style:tab-stops>
          <style:tab-stop style:position="-0.706cm"/>
          <style:tab-stop style:position="1.302cm"/>
          <style:tab-stop style:position="2.205cm"/>
        </style:tab-stops>
      </style:paragraph-properties>
      <style:text-properties officeooo:paragraph-rsid="002d9e79"/>
    </style:style>
    <style:style style:name="P55" style:family="paragraph" style:parent-style-name="Text_20_body" style:list-style-name="L22" style:master-page-name="">
      <style:paragraph-properties fo:margin-left="2.799cm" fo:margin-right="0cm" fo:margin-top="0cm" fo:margin-bottom="0cm" style:contextual-spacing="false" fo:line-height="120%" fo:text-indent="-2cm" style:auto-text-indent="false" style:page-number="auto">
        <style:tab-stops>
          <style:tab-stop style:position="-1.499cm"/>
          <style:tab-stop style:position="1.499cm"/>
          <style:tab-stop style:position="2.205cm"/>
        </style:tab-stops>
      </style:paragraph-properties>
      <style:text-properties officeooo:paragraph-rsid="0026ff87"/>
    </style:style>
    <style:style style:name="P56" style:family="paragraph" style:parent-style-name="Heading_20_1">
      <style:text-properties style:text-underline-style="solid" style:text-underline-width="auto" style:text-underline-color="font-color" fo:background-color="#66ffff"/>
    </style:style>
    <style:style style:name="P57" style:family="paragraph" style:parent-style-name="Heading_20_1">
      <style:paragraph-properties fo:margin-top="0cm" fo:margin-bottom="0cm" style:contextual-spacing="false">
        <style:tab-stops>
          <style:tab-stop style:position="-0.706cm"/>
        </style:tab-stops>
      </style:paragraph-properties>
      <style:text-properties fo:color="#6666ff" officeooo:rsid="00153b53" officeooo:paragraph-rsid="00153b53"/>
    </style:style>
    <style:style style:name="P58" style:family="paragraph" style:parent-style-name="Heading_20_4">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paragraph-rsid="001e21be"/>
    </style:style>
    <style:style style:name="P59" style:family="paragraph" style:parent-style-name="Heading_20_4">
      <style:paragraph-properties fo:margin-left="0cm" fo:margin-right="0cm" fo:margin-top="0cm" fo:margin-bottom="0cm" style:contextual-spacing="false" fo:text-indent="0cm" style:auto-text-indent="false">
        <style:tab-stops>
          <style:tab-stop style:position="-0.706cm"/>
          <style:tab-stop style:position="1.499cm"/>
          <style:tab-stop style:position="2.205cm"/>
        </style:tab-stops>
      </style:paragraph-properties>
      <style:text-properties officeooo:rsid="0026ff87" officeooo:paragraph-rsid="0026ff87"/>
    </style:style>
    <style:style style:name="P60" style:family="paragraph" style:parent-style-name="Heading_20_3" style:list-style-name="L19" style:master-page-name="">
      <style:paragraph-properties fo:margin-left="2.499cm" fo:margin-right="0cm" fo:margin-top="0cm" fo:margin-bottom="0cm" style:contextual-spacing="false" fo:text-indent="-1.799cm" style:auto-text-indent="false" style:page-number="auto" fo:keep-with-next="always">
        <style:tab-stops>
          <style:tab-stop style:position="-0.993cm"/>
        </style:tab-stops>
      </style:paragraph-properties>
      <style:text-properties fo:color="#000000" officeooo:rsid="00153b53" officeooo:paragraph-rsid="00153b53"/>
    </style:style>
    <style:style style:name="P61" style:family="paragraph" style:parent-style-name="Heading_20_3" style:list-style-name="L1">
      <style:paragraph-properties fo:margin-left="0cm" fo:margin-right="0cm" fo:margin-top="0cm" fo:margin-bottom="0cm" style:contextual-spacing="false" fo:text-indent="0cm" style:auto-text-indent="false">
        <style:tab-stops>
          <style:tab-stop style:position="-0.706cm"/>
        </style:tab-stops>
      </style:paragraph-properties>
      <style:text-properties fo:color="#000000" style:text-underline-style="solid" style:text-underline-width="auto" style:text-underline-color="font-color" fo:font-weight="bold" officeooo:paragraph-rsid="001e21be" style:font-weight-asian="bold" style:font-weight-complex="bold"/>
    </style:style>
    <style:style style:name="T1" style:family="text">
      <style:text-properties style:text-underline-style="none" officeooo:rsid="00108b9c"/>
    </style:style>
    <style:style style:name="T2" style:family="text">
      <style:text-properties officeooo:rsid="000e45e9"/>
    </style:style>
    <style:style style:name="T3" style:family="text">
      <style:text-properties officeooo:rsid="00108b9c"/>
    </style:style>
    <style:style style:name="T4" style:family="text">
      <style:text-properties officeooo:rsid="00136cf1"/>
    </style:style>
    <style:style style:name="T5" style:family="text">
      <style:text-properties officeooo:rsid="00153b53"/>
    </style:style>
    <style:style style:name="T6" style:family="text">
      <style:text-properties officeooo:rsid="00178688"/>
    </style:style>
    <style:style style:name="T7" style:family="text">
      <style:text-properties officeooo:rsid="0019dcae"/>
    </style:style>
    <style:style style:name="T8" style:family="text">
      <style:text-properties fo:color="#990099"/>
    </style:style>
    <style:style style:name="T9" style:family="text">
      <style:text-properties officeooo:rsid="001e21be"/>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c2aa2" style:font-weight-asian="bold" style:font-weight-complex="bold"/>
    </style:style>
    <style:style style:name="T12" style:family="text">
      <style:text-properties fo:color="#000000" style:text-underline-style="none" fo:font-weight="normal" style:font-weight-asian="normal" style:font-weight-complex="normal"/>
    </style:style>
    <style:style style:name="T13" style:family="text">
      <style:text-properties fo:color="#1c1c1c" fo:font-size="10pt" style:text-underline-style="none" fo:font-weight="normal" style:font-size-asian="10pt" style:font-weight-asian="normal" style:font-size-complex="10pt" style:font-weight-complex="normal"/>
    </style:style>
    <style:style style:name="T14" style:family="text">
      <style:text-properties officeooo:rsid="0026ff87"/>
    </style:style>
    <style:style style:name="T15" style:family="text">
      <style:text-properties officeooo:rsid="002d9e79"/>
    </style:style>
    <style:style style:name="T16" style:family="text">
      <style:text-properties fo:color="#66ff99"/>
    </style:style>
    <style:style style:name="T17" style:family="text">
      <style:text-properties fo:color="#ff99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Flashing Embedded Linux to Vybrid Modules</text:h>
      <text:p text:style-name="P25"/>
      <text:p text:style-name="P28">Vybrid <text:span text:style-name="T2">have </text:span>the following flashing methods are currently possible:</text:p>
      <text:list xml:id="list18069733091036072" text:style-name="L1">
        <text:list-item>
          <text:p text:style-name="P27">Using an SD card</text:p>
        </text:list-item>
        <text:list-item>
          <text:p text:style-name="P27">Using a USB flash drive aka memory stick</text:p>
        </text:list-item>
        <text:list-item>
          <text:p text:style-name="P27">Using TFTP over Ethernet</text:p>
        </text:list-item>
      </text:list>
      <text:p text:style-name="P26"/>
      <text:p text:style-name="P29"><text:span text:style-name="T11">Flash </text:span><text:span text:style-name="T10">Using an SD card</text:span> : <text:span text:style-name="T3">U</text:span>s<text:span text:style-name="T3">e</text:span> the flashing utilities provided by the Toradex image</text:p>
      <text:list xml:id="list136948964210219875" text:style-name="L2">
        <text:list-item>
          <text:p text:style-name="P30">Use any VFAT formatted SD/uSD card or USB flash drive with at least 1000 MB of free space </text:p>
        </text:list-item>
        <text:list-item>
          <text:p text:style-name="P30">Optionally: Format the SD/uSD card using the format_sd.sh script </text:p>
          <text:list>
            <text:list-item>
              <text:p text:style-name="P2">./format_sd.sh -d /dev/mmcblk0</text:p>
            </text:list-item>
            <text:list-item>
              <text:p text:style-name="P31"><text:span text:style-name="T1">Ex. <text:s/></text:span>./format_sd.sh -d /dev/<text:span text:style-name="T3">sdc</text:span></text:p>
            </text:list-item>
          </text:list>
        </text:list-item>
        <text:list-item>
          <text:p text:style-name="P31">Run the update.sh script with the -o argument pointing to the mount point of the SD card or USB flash drive. For example assuming the SD card is mounted at /media/<text:span text:style-name="T3">sdcard</text:span> </text:p>
          <text:list>
            <text:list-item>
              <text:p text:style-name="P1">./update.sh -o /media/<text:span text:style-name="T3">sdcard</text:span>/</text:p>
            </text:list-item>
          </text:list>
        </text:list-item>
      </text:list>
      <text:p text:style-name="P3">At this point the SD card or USB flash drive should contain U-Boot, flash scripts and the UBI root file system image.</text:p>
      <text:p text:style-name="P3"><text:span text:style-name="Strong_20_Emphasis">Note:</text:span> U-Boot expects a partition table (MBR) on the SD card or USB flash drive.</text:p>
      <text:h text:style-name="P42" text:outline-level="2"><text:bookmark text:name="Flashing_from_UBoot"/><text:a xlink:type="simple" xlink:href="http://developer.toradex.com/knowledge-base/flashing-linux-on-vybrid-modules#Flashing_from_UBoot" office:name="Flashing_from_UBoot">Flashing from U-Boot</text:a></text:h>
      <text:list xml:id="list5655136816357294689" text:style-name="L4">
        <text:list-item>
          <text:p text:style-name="P4">Insert the prepared media into carrier board</text:p>
        </text:list-item>
      </text:list>
      <text:list xml:id="list5300143851126093889" text:style-name="L5">
        <text:list-item>
          <text:list>
            <text:list-item>
              <text:p text:style-name="P9">SD card into SD card/MMC SDIO-socket (X15 on Evaluation Board, X10 on Iris)</text:p>
            </text:list-item>
            <text:list-item>
              <text:p text:style-name="P10">USB flash drive using a standard USB host plug (e.g. X31/X32 on Evalution Board, X11 on Iris, top X6 on Viola)</text:p>
            </text:list-item>
          </text:list>
        </text:list-item>
      </text:list>
      <text:list xml:id="list8562059266852811161" text:style-name="L12">
        <text:list-item>
          <text:p text:style-name="P5">Connect the serial console to your host PC </text:p>
          <text:list>
            <text:list-item>
              <text:list>
                <text:list-item>
                  <text:p text:style-name="P46"><text:span text:style-name="Emphasis">Evaluation Board V3.1a/V3.2a</text:span>: 115200 baud on UART_A (lower X25 resp. X27 depending on JP17/19) without any handshake </text:p>
                </text:list-item>
                <text:list-item>
                  <text:p text:style-name="P6"><text:span text:style-name="Emphasis">Iris V1.1a</text:span>: 115200 baud on UART_A (X13) without any handshake</text:p>
                </text:list-item>
              </text:list>
            </text:list-item>
          </text:list>
        </text:list-item>
        <text:list-item>
          <text:p text:style-name="P6">Apply power or reset</text:p>
        </text:list-item>
        <text:list-item>
          <text:p text:style-name="P6">Hit any key immediately to stop auto booting</text:p>
        </text:list-item>
      </text:list>
      <text:p text:style-name="P3"/>
      <text:p text:style-name="P3">At this point the U-Boot prompt should be visible.</text:p>
      <text:list xml:id="list5586687960399735986" text:style-name="L17">
        <text:list-item>
          <text:p text:style-name="P21"><text:span text:style-name="T4">Use 'run setupdate' and 'run update' command to update the module</text:span></text:p>
        </text:list-item>
      </text:list>
      <text:p text:style-name="P11"><text:span text:style-name="T4"><text:tab/> <text:tab/></text:span>Colibri VFxx # run setupdate</text:p>
      <text:p text:style-name="P12"><text:tab/><text:tab/>Colibri VFxx # run update</text:p>
      <text:p text:style-name="P12"/>
      <text:p text:style-name="P17">If in case mmc not detect then rescan using below command:</text:p>
      <text:list xml:id="list7747472429655541543" text:style-name="L18">
        <text:list-item>
          <text:p text:style-name="P14"><text:span text:style-name="T5">Colibri VFxx # mmc rescan; fatload mmc 0:1 ${loadaddr} flash_mmc.img; source ${loadaddr}</text:span></text:p>
        </text:list-item>
      </text:list>
      <text:p text:style-name="P17"/>
      <text:h text:style-name="P43" text:outline-level="2"><text:bookmark text:name="Flashing_from_Scratch"/><text:a xlink:type="simple" xlink:href="http://developer.toradex.com/knowledge-base/flashing-linux-on-vybrid-modules#Flashing_from_Scratch" office:name="Flashing_from_Scratch">Flashing from Scratch</text:a></text:h>
      <text:p text:style-name="P17">Colibri VFxx # nand erase.chip</text:p>
      <text:p text:style-name="Preformatted_20_Text">Colibri VFxx # run setupdate</text:p>
      <text:p text:style-name="Preformatted_20_Text">Colibri VFxx # run create_bcb</text:p>
      <text:p text:style-name="Preformatted_20_Text">Colibri VFxx # cfgblock create</text:p>
      <text:p text:style-name="Preformatted_20_Text">Is the module an IT version? [y/N] y</text:p>
      <text:p text:style-name="Preformatted_20_Text">Enter the module version (e.g. V1.1B): V1.1B</text:p>
      <text:p text:style-name="Preformatted_20_Text">Enter module serial number: 04815386</text:p>
      <text:p text:style-name="Preformatted_20_Text">Toradex config block successfully written</text:p>
      <text:p text:style-name="P8">Colibri VFxx # run update</text:p>
      <text:h text:style-name="P44" text:outline-level="2"><text:bookmark text:name="Connecting_serial_port"/><text:soft-page-break/><text:a xlink:type="simple" xlink:href="http://developer.toradex.com/knowledge-base/vfxx-recovery-mode#Connecting_serial_port" office:name="Connecting_serial_port">Connecting serial port</text:a></text:h>
      <text:p text:style-name="P48">The Colibri VFxx modules support serial recovery only using UART_A. Serial recovery requires hardware flow control with RTS/CTS signals. As the boot ROM is able to keep up with the incoming data the flow control signals can simply be bridged if required. However we recommend to use RTS/CTS whenever possible. When starting the serial downloader utility remember whether you have RTS/CTS connected or bridged.</text:p>
      <text:p text:style-name="P48"/>
      <text:h text:style-name="P57" text:outline-level="1">VFxx Recovery Mode</text:h>
      <text:list xml:id="list9175036913689695499" text:style-name="L19">
        <text:list-item>
          <text:p text:style-name="P47">In case your module doesn't boot at all, you can download the boot loader directly into the modules memory using the serial port UART_A</text:p>
          <text:list>
            <text:list-item>
              <text:list>
                <text:list-item>
                  <text:h text:style-name="P60" text:outline-level="3"><text:bookmark text:name="Iris_Carrier_Board_11A"/><text:a xlink:type="simple" xlink:href="http://developer.toradex.com/knowledge-base/vfxx-recovery-mode#Iris_Carrier_Board_11A" office:name="Iris_Carrier_Board_11A">Iris Carrier Board 1.1A</text:a></text:h>
                </text:list-item>
              </text:list>
            </text:list-item>
            <text:list-item>
              <text:p text:style-name="P47">Short the pad 1 and 2 of <text:span text:style-name="Strong_20_Emphasis">JP1</text:span> in Iris using a wire.</text:p>
            </text:list-item>
            <text:list-item>
              <text:p text:style-name="P47">Power up Iris board.</text:p>
            </text:list-item>
            <text:list-item>
              <text:p text:style-name="P47">Remove the wire.</text:p>
              <text:p text:style-name="P47"/>
            </text:list-item>
          </text:list>
        </text:list-item>
      </text:list>
      <text:p text:style-name="P15"><text:span text:style-name="T5"><text:tab/></text:span><text:bookmark text:name="Linux"/><text:a xlink:type="simple" xlink:href="http://developer.toradex.com/knowledge-base/vfxx-recovery-mode#Linux" office:name="Linux">Linux</text:a></text:p>
      <text:p text:style-name="P15"><text:span text:style-name="T5"><text:tab/></text:span>On Linux, the utility imx_uart is called by our update shell script:</text:p>
      <text:p text:style-name="P15"><text:tab/><text:tab/>./update.sh -d /dev/tty<text:span text:style-name="T6">USB0</text:span></text:p>
      <text:p text:style-name="P15"><text:tab/>In case RTS/CTS are not connected, use the parameter -n:</text:p>
      <text:p text:style-name="P15"><text:tab/><text:tab/>./update.sh -n -d /dev/ttyUSB0</text:p>
      <text:p text:style-name="P15"/>
      <text:p text:style-name="P15">However since the boot loader did not work anymore it is likely that there is something wrong with the initial boot configuration block (BCB). To recreate the BCB use the <text:span text:style-name="T7">below mention </text:span>commands.</text:p>
      <text:p text:style-name="P16"><text:tab/><text:span text:style-name="T8">Colibri VFxx # run setupdate</text:span></text:p>
      <text:p text:style-name="P7"><text:tab/>Colibri VFxx # run create_bcb</text:p>
      <text:p text:style-name="P7"><text:tab/>Colibri VFxx # cfgblock create</text:p>
      <text:p text:style-name="P7"><text:tab/>Is the module an IT version? [y/N] y</text:p>
      <text:p text:style-name="P7"><text:tab/>Enter the module version (e.g. V1.1B): V1.1B</text:p>
      <text:p text:style-name="P7"><text:tab/>Enter module serial number: 04815386</text:p>
      <text:p text:style-name="P18"><text:tab/>Toradex config block successfully writt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0552290758740" text:continue-list="list18069733091036072" text:style-name="L1">
        <text:list-header>
          <text:p text:style-name="P32"/>
          <text:p text:style-name="P34"><text:soft-page-break/><text:span text:style-name="T9">Flash </text:span>Using TFTP over Ethernet</text:p>
          <text:list>
            <text:list-item>
              <text:list>
                <text:list-item>
                  <text:list>
                    <text:list-item>
                      <text:list>
                        <text:list-item>
                          <text:list>
                            <text:list-item>
                              <text:list>
                                <text:list-header>
                                  <text:h text:style-name="P61" text:outline-level="3"><text:bookmark text:name="UBoot_on_eMMCNAND_Flash_Kernel_from_TFTP_and_Rootfs_from_NFS"/><text:a xlink:type="simple" xlink:href="http://developer.toradex.com/knowledge-base/linux-booting#UBoot_on_eMMCNAND_Flash_Kernel_from_TFTP_and_Rootfs_from_NFS" office:name="UBoot_on_eMMCNAND_Flash_Kernel_from_TFTP_and_Rootfs_from_NFS"><text:span text:style-name="T13">Kernel from TFTP and Rootfs from NFS</text:span></text:a></text:h>
                                </text:list-header>
                              </text:list>
                            </text:list-item>
                          </text:list>
                        </text:list-item>
                      </text:list>
                    </text:list-item>
                  </text:list>
                </text:list-item>
              </text:list>
            </text:list-item>
            <text:list-item>
              <text:p text:style-name="P39">Install and configure a DHCP, TFTP and NFS server on your development workstation </text:p>
              <text:list>
                <text:list-item>
                  <text:p text:style-name="P35">U-Boot obtains the IP address and the name of the file containing the kernel from the DHCP server.</text:p>
                </text:list-item>
                <text:list-item>
                  <text:p text:style-name="P35">U-Boot loads the kernel from the TFTP server with 'serverip' address.</text:p>
                </text:list-item>
                <text:list-item>
                  <text:p text:style-name="P35">U-Boot sets the kernel's commandline so that the kernel mounts the rootfs from a NFS server.</text:p>
                </text:list-item>
                <text:list-item>
                  <text:p text:style-name="P35">Linux uses DHCP again to get an IP address and the root-path arguments.</text:p>
                </text:list-item>
                <text:list-item>
                  <text:p text:style-name="P35">Linux tries to mount the NFS root file system using the root-path.</text:p>
                </text:list-item>
              </text:list>
            </text:list-item>
          </text:list>
        </text:list-header>
      </text:list>
      <text:p text:style-name="P37"/>
      <text:list xml:id="list110551888771075" text:continue-numbering="true" text:style-name="L1">
        <text:list-item>
          <text:list>
            <text:list-header>
              <text:h text:style-name="P45" text:outline-level="2"><text:bookmark text:name="prepare-kernel-and-rootfs"/><text:a xlink:type="simple" xlink:href="http://developer.toradex.com/knowledge-base/linux-booting#prepare-kernel-and-rootfs" office:name="prepare-kernel-and-rootfs">Prepare Kernel and rootfs</text:a></text:h>
              <text:list text:continue-numbering="true">
                <text:list-item>
                  <text:p text:style-name="P41"><text:span text:style-name="Emphasis">TFTP</text:span></text:p>
                  <text:list>
                    <text:list-item>
                      <text:list>
                        <text:list-header>
                          <text:p text:style-name="P40">Copy the kernel and if applicable the device-tree to the tftp directory. Make sure that the kernel file name matches with the filename field you specified in the DHCP configuration and the device tree name with the name configured in U-Boot.</text:p>
                        </text:list-header>
                      </text:list>
                    </text:list-item>
                  </text:list>
                </text:list-item>
                <text:list-item>
                  <text:p text:style-name="P19"><text:span text:style-name="T12">sudo cp -Ppr /path to kernel/uImage* /srv/tftp/</text:span></text:p>
                </text:list-item>
              </text:list>
            </text:list-header>
          </text:list>
        </text:list-item>
      </text:list>
      <text:p text:style-name="P20"/>
      <text:list xml:id="list110553305542565" text:continue-numbering="true" text:style-name="L1">
        <text:list-item>
          <text:p text:style-name="P49"><text:span text:style-name="Emphasis">NFS</text:span></text:p>
        </text:list-item>
      </text:list>
      <text:p text:style-name="Text_20_body"><text:tab/>Copy the rootfs to /srv/nfs/rootfs (while preserving symlinks, timestamps..)</text:p>
      <text:list xml:id="list4563797608664512737" text:style-name="L21">
        <text:list-item>
          <text:p text:style-name="P22">sudo cp -Ppr /path to image/rootfs/* /srv/nfs/rootfs</text:p>
        </text:list-item>
      </text:list>
      <text:p text:style-name="P23"/>
      <text:h text:style-name="P58" text:outline-level="4"><text:bookmark text:name="restart-the-servers"/><text:a xlink:type="simple" xlink:href="http://developer.toradex.com/knowledge-base/linux-booting#restart-the-servers" office:name="restart-the-servers">Restart the Servers</text:a> : Ubuntu: mk@ubuntu: ~ $ sudo service isc-dhcp-server restart; sudo service tftpd-hpa restart; sudo service nfs-kernel-server restart</text:h>
      <text:p text:style-name="P23"/>
      <text:h text:style-name="P58" text:outline-level="4"><text:bookmark text:name="u-boot-variables-for-tftpnfs-boot"/><text:a xlink:type="simple" xlink:href="http://developer.toradex.com/knowledge-base/linux-booting#u-boot-variables-for-tftpnfs-boot" office:name="u-boot-variables-for-tftpnfs-boot">U-Boot Variables for TFTP/NFS Boot</text:a></text:h>
      <text:p text:style-name="P51">Ex. </text:p>
      <text:p text:style-name="P24">ipaddr=192.168.10.2</text:p>
      <text:p text:style-name="Preformatted_20_Text">serverip=192.168.10.1</text:p>
      <text:p text:style-name="P8">ethaddr=00:14:2d:48:8a:58</text:p>
      <text:p text:style-name="P51">The nfsrootdebug cmdline option enables debugging messages to debug mounting root file system via NFS:</text:p>
      <text:p text:style-name="P50"><text:span text:style-name="T14"><text:tab/></text:span>defargs=$defargs nfsrootdebug</text:p>
      <text:p text:style-name="P51"/>
      <text:h text:style-name="P59" text:outline-level="4"><text:bookmark text:name="booting"/><text:a xlink:type="simple" xlink:href="http://developer.toradex.com/knowledge-base/linux-booting#booting" office:name="booting">Booting</text:a></text:h>
      <text:p text:style-name="P51">stop in U-Boot and then:</text:p>
      <text:list xml:id="list7122765431043331601" text:style-name="L22">
        <text:list-item>
          <text:p text:style-name="P55">run nfsboot</text:p>
        </text:list-item>
      </text:list>
      <text:p text:style-name="P51">to make this the default boot option: </text:p>
      <text:p text:style-name="P53"><text:span text:style-name="T15"><text:tab/></text:span>setenv bootcmd 'run nfsboot'</text:p>
      <text:p text:style-name="P54"><text:span text:style-name="T15"><text:tab/></text:span>saveenv</text:p>
      <text:p text:style-name="P52"/>
      <text:p text:style-name="P23"/>
      <text:p text:style-name="P23"/>
      <text:p text:style-name="P23"/>
      <text:p text:style-name="P23"/>
      <text:p text:style-name="P23"/>
      <text:p text:style-name="P23"/>
      <text:p text:style-name="P23"/>
      <text:p text:style-name="P23"/>
      <text:p text:style-name="P23"/>
      <text:list xml:id="list110553165410039" text:continue-list="list110553305542565" text:style-name="L1">
        <text:list-header>
          <text:p text:style-name="P38"><text:soft-page-break/>SD BOOT </text:p>
        </text:list-header>
      </text:list>
      <text:list xml:id="list7605652690441858083" text:style-name="L23">
        <text:list-item>
          <text:p text:style-name="P33">Prepare Sd card for the Sd booting:</text:p>
          <text:p text:style-name="P33"/>
          <text:p text:style-name="P33">./format_sd.sh -f -d /dev/xxx (ex./dev/mmcblk0 or /dev/sdc)<text:line-break/>"-f" option will additionally copy the rootfs into the second partition.</text:p>
        </text:list-item>
        <text:list-item>
          <text:p text:style-name="P33">From uboot, one can then boot from the SD card by executing "<text:span text:style-name="T17">run sdboot</text:span>" command or if you want to make it everytime booting from the sdcard then update the environment variable bootcmd and set "<text:span text:style-name="T17">run sdboot</text:span>" first.see the example below:</text:p>
          <text:p text:style-name="P33"><text:line-break/>setenv bootcmd "run sdboot ; run ubiboot; run nfsboot" <text:line-break/>saveenv<text:line-break/>reboot</text:p>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0:19:34.437743059</meta:creation-date>
    <meta:generator>LibreOffice/4.2.8.2$Linux_X86_64 LibreOffice_project/420m0$Build-2</meta:generator>
    <dc:date>2016-04-09T11:05:51.353925117</dc:date>
    <meta:editing-duration>PT38M41S</meta:editing-duration>
    <meta:editing-cycles>37</meta:editing-cycles>
    <meta:document-statistic meta:table-count="0" meta:image-count="0" meta:object-count="0" meta:page-count="4" meta:paragraph-count="96" meta:word-count="923" meta:character-count="5408" meta:non-whitespace-character-count="4588"/>
  </office:meta>
</office:document-meta>
</file>